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Tahoma" svg:font-family="Tahoma" style:font-pitch="variable"/>
    <style:font-face style:name="Albany AMT" svg:font-family="'Albany AMT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ce2" style:family="table-cell" style:parent-style-name="Default">
      <style:table-cell-properties fo:border-bottom="none" fo:border-left="0.0555in solid #800000" fo:border-right="0.0555in solid #800000" fo:border-top="0.0555in solid #800000"/>
    </style:style>
    <style:style style:name="ce3" style:family="table-cell" style:parent-style-name="Default">
      <style:table-cell-properties fo:border-bottom="none" fo:border-left="0.0555in solid #800000" fo:border-right="0.0555in solid #800000" fo:border-top="none"/>
    </style:style>
    <style:style style:name="ce4" style:family="table-cell" style:parent-style-name="Default">
      <style:table-cell-properties fo:border-bottom="0.0555in solid #800000" fo:border-left="0.0555in solid #800000" fo:border-right="0.0555in solid #800000" fo:border-top="none"/>
    </style:style>
    <style:style style:name="ce5" style:family="table-cell" style:parent-style-name="Default">
      <style:table-cell-properties fo:border-bottom="none" fo:border-left="0.0555in solid #800000" fo:border-right="none" fo:border-top="0.0555in solid #800000"/>
    </style:style>
    <style:style style:name="ce6" style:family="table-cell" style:parent-style-name="Default">
      <style:table-cell-properties fo:border-bottom="none" fo:border-left="0.0555in solid #800000" fo:border-right="none" fo:border-top="none"/>
    </style:style>
    <style:style style:name="ce7" style:family="table-cell" style:parent-style-name="Default">
      <style:table-cell-properties fo:border-bottom="0.0555in solid #800000" fo:border-left="0.0555in solid #8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555in solid #800000"/>
    </style:style>
    <style:style style:name="ce9" style:family="table-cell" style:parent-style-name="Default">
      <style:table-cell-properties fo:border-bottom="0.0555in solid #8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555in solid #800000" fo:border-top="0.0555in solid #800000"/>
    </style:style>
    <style:style style:name="ce11" style:family="table-cell" style:parent-style-name="Default">
      <style:table-cell-properties fo:border-bottom="none" fo:border-left="none" fo:border-right="0.0555in solid #800000" fo:border-top="none"/>
    </style:style>
    <style:style style:name="ce12" style:family="table-cell" style:parent-style-name="Default">
      <style:table-cell-properties fo:border-bottom="0.0555in solid #800000" fo:border-left="none" fo:border-right="0.0555in solid #800000" fo:border-top="non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1" form:label="SetFormul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etFormula?language=Basic&amp;location=document"/>
              </office:event-listeners>
            </form:button>
            <form:button form:name="PushButton2" form:control-implementation="ooo:com.sun.star.form.component.CommandButton" form:id="control2" form:label="GetFormul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GetFormula?language=Basic&amp;location=document"/>
              </office:event-listeners>
            </form:button>
            <form:button form:name="PushButton" form:control-implementation="ooo:com.sun.star.form.component.CommandButton" form:id="control3" form:label="Row/Column/Count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nButtonPress?language=Basic&amp;location=document"/>
              </office:event-listeners>
            </form:button>
            <form:button form:name="PushButton3" form:control-implementation="ooo:com.sun.star.form.component.CommandButton" form:id="control4" form:label="           Clear Methods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learMethods?language=Basic&amp;location=document"/>
              </office:event-listeners>
            </form:button>
          </form:form>
        </office:forms>
        <table:table-column table:style-name="co1" table:number-columns-repeated="8" table:default-cell-style-name="Default"/>
        <table:table-row table:style-name="ro1"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string1</text:p>
          </table:table-cell>
          <table:table-cell table:style-name="ce1" office:value-type="string">
            <text:p>string2</text:p>
          </table:table-cell>
          <table:table-cell table:style-name="ce1" office:value-type="string">
            <text:p>string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F8:H1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5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10" office:value-type="float" office:value="3">
            <text:p>3</text:p>
          </table:table-cell>
        </table:table-row>
        <table:table-row table:style-name="ro1">
          <table:table-cell office:value-type="string">
            <text:p>A10:A15</text:p>
          </table:table-cell>
          <table:table-cell table:number-columns-repeated="4"/>
          <table:table-cell table:style-name="ce6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1" office:value-type="float" office:value="6">
            <text:p>6</text:p>
          </table:table-cell>
        </table:table-row>
        <table:table-row table:style-name="ro1">
          <table:table-cell table:style-name="ce2" table:formula="oooc:=RAND()+1" office:value-type="float" office:value="1.62846197775959">
            <text:p>1.63</text:p>
          </table:table-cell>
          <table:table-cell/>
          <table:table-cell>
            <draw:control table:end-cell-address="Sheet1.E14" table:end-x="0.6343in" table:end-y="0.024in" draw:z-index="3" draw:text-style-name="P1" svg:width="1.7299in" svg:height="0.65in" svg:x="0.6819in" svg:y="0.0433in" draw:control="control4"/>
          </table:table-cell>
          <table:table-cell table:number-columns-repeated="2"/>
          <table:table-cell table:style-name="ce7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12" office:value-type="float" office:value="9">
            <text:p>9</text:p>
          </table:table-cell>
        </table:table-row>
        <table:table-row table:style-name="ro1">
          <table:table-cell table:style-name="ce3" table:formula="oooc:=RAND()+1" office:value-type="float" office:value="1.80875462331285">
            <text:p>1.81</text:p>
          </table:table-cell>
          <table:table-cell table:number-columns-repeated="7"/>
        </table:table-row>
        <table:table-row table:style-name="ro1">
          <table:table-cell table:style-name="ce3" table:formula="oooc:=RAND()+1" office:value-type="float" office:value="1.15485551494865">
            <text:p>1.15</text:p>
          </table:table-cell>
          <table:table-cell table:number-columns-repeated="7"/>
        </table:table-row>
        <table:table-row table:style-name="ro1">
          <table:table-cell table:style-name="ce3" table:formula="oooc:=RAND()+1" office:value-type="float" office:value="1.14912041749299">
            <text:p>1.15</text:p>
          </table:table-cell>
          <table:table-cell table:number-columns-repeated="7"/>
        </table:table-row>
        <table:table-row table:style-name="ro1">
          <table:table-cell table:style-name="ce3" table:formula="oooc:=RAND()+1" office:value-type="float" office:value="1.50424421602126">
            <text:p>1.5</text:p>
          </table:table-cell>
          <table:table-cell table:number-columns-repeated="7"/>
        </table:table-row>
        <table:table-row table:style-name="ro1">
          <table:table-cell table:style-name="ce4" table:formula="oooc:=RAND()+1" office:value-type="float" office:value="1.82035287833789">
            <text:p>1.82</text:p>
          </table:table-cell>
          <table:table-cell/>
          <table:table-cell>
            <draw:control table:end-cell-address="Sheet1.E19" table:end-x="0.6283in" table:end-y="0.0421in" draw:z-index="0" draw:text-style-name="P2" svg:width="1.726in" svg:height="0.6488in" svg:x="0.6799in" svg:y="0.0626in" draw:control="control1"/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2"/>
          <table:table-cell>
            <draw:control table:end-cell-address="Sheet1.E23" table:end-x="0.6654in" table:end-y="0.1634in" draw:z-index="1" draw:text-style-name="P2" svg:width="1.7299in" svg:height="0.65in" svg:x="0.713in" svg:y="0.015in" draw:control="control2"/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2"/>
          <table:table-cell>
            <draw:control table:end-cell-address="Sheet1.E28" table:end-x="0.676in" table:end-y="0.1571in" draw:z-index="2" draw:text-style-name="P2" svg:width="1.7299in" svg:height="0.65in" svg:x="0.7236in" svg:y="0.0091in" draw:control="control3"/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Tahoma" svg:font-family="Tahoma" style:font-pitch="variable"/>
    <style:font-face style:name="Albany AMT" svg:font-family="'Albany AMT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Tahoma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6-08">06/08/2005</text:date>, <text:time>15:0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-pre$Linux OpenOffice.org_project/680$Build-8825</meta:generator>
    <meta:creation-date>2005-05-11T11:24:13</meta:creation-date>
    <dc:date>2005-06-08T15:04:06</dc:date>
    <meta:print-date>2005-06-08T13:41:16</meta:print-date>
    <dc:language>en-US</dc:language>
    <meta:editing-cycles>198</meta:editing-cycles>
    <meta:editing-duration>PT3H43M13S</meta:editing-duration>
    <meta:user-defined meta:name="Info 1"/>
    <meta:user-defined meta:name="Info 2"/>
    <meta:user-defined meta:name="Info 3"/>
    <meta:user-defined meta:name="Info 4"/>
    <meta:document-statistic meta:table-count="3" meta:cell-count="33" meta:object-count="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OnButtonPress

MsgBox("Active Workbook name is " + ActiveWorkbook.Path)
sheet = ActiveWorkbook.ActiveSheet
MsgBox("ActiveSheet Name is " + sheet.Name + " Cell A3 = " + sheet.Range("A3").Value )
MsgBox("The number of the first row in the range A3:C4 is " + sheet.Range("A3:C4").Row )
MsgBox("The number of the first Column in the range F8:H10 is " + sheet.Range("F8:H10").Column )
MsgBox("The number of cells in the range F8:H10 is " + sheet.Range("F8:H10").Count)
MsgBox("The number of cells in the range A10:A15 is " + sheet.Range("A10:A15").Count)
MsgBox("The number of cells in the range A2:A2 is " + sheet.Range("A2:A2").Count)
MsgBox("The number of cells in the range A1:D1 is " + sheet.Range("A1:D1").Count)
End Sub

Sub SetFormula

sheet = ActiveWorkbook.ActiveSheet
MsgBox("Setting formulas on range A10:A15")
sheet.Range("A10:A15").Formula = "=rand()+1"

End Sub

Sub GetFormula

sheet = ActiveWorkbook.ActiveSheet
MsgBox("Getting formulas on range A10:A15")
MsgBox("The formula is " +sheet.Range("A10:A15").Formula)

End Sub

Sub ClearMethods

sheet = ActiveWorkbook.ActiveSheet
MsgBox("Do you want to remove the formatting features in the range A1:C4?")
sheet.Range("A1:C4").ClearFormats
MsgBox("Do you wnat to clear all the strings in the range A1:C4?")
sheet.Range("A1:C4").ClearComments
MsgBox("Delete all the contents of the range A1:C4?")
sheet.Range("A1:C4").Clear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